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68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4.80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080808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column table:style-name="co12" table:number-columns-repeated="1008" table:default-cell-style-name="Default"/>
        <table:table-row table:style-name="ro1">
          <table:table-cell office:value-type="string" calcext:value-type="string">
            <text:p>Parameter setting</text:p>
          </table:table-cell>
          <table:table-cell table:style-name="Default"/>
          <table:table-cell/>
          <table:table-cell table:style-name="ce1" office:value-type="string" calcext:value-type="string">
            <text:p>NDBC-5 col</text:p>
          </table:table-cell>
          <table:table-cell office:value-type="string" calcext:value-type="string">
            <text:p>NDBC-6 col</text:p>
          </table:table-cell>
          <table:table-cell office:value-type="string" calcext:value-type="string">
            <text:p>NDBC-7 col</text:p>
          </table:table-cell>
          <table:table-cell office:value-type="string" calcext:value-type="string">
            <text:p>NDBC-8 col</text:p>
          </table:table-cell>
          <table:table-cell office:value-type="string" calcext:value-type="string">
            <text:p>NDBC-9 col</text:p>
          </table:table-cell>
          <table:table-cell office:value-type="string" calcext:value-type="string">
            <text:p>NDBC-10 col</text:p>
          </table:table-cell>
          <table:table-cell office:value-type="string" calcext:value-type="string">
            <text:p>NDBC-11 col</text:p>
          </table:table-cell>
          <table:table-cell office:value-type="string" calcext:value-type="string">
            <text:p>NDBC-12col</text:p>
          </table:table-cell>
          <table:table-cell office:value-type="string" calcext:value-type="string">
            <text:p>NDBC-13 col</text:p>
          </table:table-cell>
          <table:table-cell office:value-type="string" calcext:value-type="string">
            <text:p>NDBC-14 col</text:p>
          </table:table-cell>
          <table:table-cell office:value-type="string" calcext:value-type="string">
            <text:p>NDBC-15 col</text:p>
          </table:table-cell>
          <table:table-cell office:value-type="string" calcext:value-type="string">
            <text:p>NDBC-16 col</text:p>
          </table:table-cell>
          <table:table-cell table:style-name="Default" office:value-type="string" calcext:value-type="string">
            <text:p>NDBC-avg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 table:number-columns-spanned="1" table:number-rows-spanned="2">
            <text:p>IGNNK-Train on NREL—Test on 30 stations of NDBC—tSNE based adjacency matrix</text:p>
          </table:table-cell>
          <table:table-cell table:style-name="ce1" office:value-type="string" calcext:value-type="string">
            <text:p>MAE</text:p>
          </table:table-cell>
          <table:table-cell table:style-name="ce4" office:value-type="float" office:value="0.593803450552735" calcext:value-type="float">
            <text:p>0.593803450552735</text:p>
          </table:table-cell>
          <table:table-cell table:style-name="ce4" office:value-type="float" office:value="0.281637370427476" calcext:value-type="float">
            <text:p>0.281637370427476</text:p>
          </table:table-cell>
          <table:table-cell table:style-name="ce4" office:value-type="float" office:value="0.237527456093312" calcext:value-type="float">
            <text:p>0.237527456093312</text:p>
          </table:table-cell>
          <table:table-cell table:style-name="ce4" office:value-type="float" office:value="0.20764427275414" calcext:value-type="float">
            <text:p>0.20764427275414</text:p>
          </table:table-cell>
          <table:table-cell table:style-name="ce4" office:value-type="float" office:value="0.391427281514972" calcext:value-type="float">
            <text:p>0.391427281514972</text:p>
          </table:table-cell>
          <table:table-cell table:style-name="ce4" office:value-type="float" office:value="0.264229082688841" calcext:value-type="float">
            <text:p>0.264229082688841</text:p>
          </table:table-cell>
          <table:table-cell table:style-name="ce4" office:value-type="float" office:value="0.570333724950615" calcext:value-type="float">
            <text:p>0.570333724950615</text:p>
          </table:table-cell>
          <table:table-cell table:style-name="ce4" office:value-type="float" office:value="0.172851310944841" calcext:value-type="float">
            <text:p>0.172851310944841</text:p>
          </table:table-cell>
          <table:table-cell table:style-name="ce4" office:value-type="float" office:value="0.788054796164486" calcext:value-type="float">
            <text:p>0.788054796164486</text:p>
          </table:table-cell>
          <table:table-cell table:style-name="ce4" office:value-type="float" office:value="0.639635497747344" calcext:value-type="float">
            <text:p>0.639635497747344</text:p>
          </table:table-cell>
          <table:table-cell table:style-name="ce4" office:value-type="float" office:value="0.722315330200918" calcext:value-type="float">
            <text:p>0.722315330200918</text:p>
          </table:table-cell>
          <table:table-cell office:value-type="float" office:value="0.930137882320438" calcext:value-type="float">
            <text:p>0.930137882320438</text:p>
          </table:table-cell>
          <table:table-cell table:formula="of:=AVERAGE([.D2:.O2])" office:value-type="float" office:value="0.48329978803001" calcext:value-type="float">
            <text:p>0.48329978803001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--n_o 20 --h 24 --n_m 10 --n_u 50 --max_iter 750;z 100;K 1;batchsize 8;E_maxvalue 80</text:p>
          </table:table-cell>
          <table:covered-table-cell table:style-name="Default"/>
          <table:table-cell office:value-type="string" calcext:value-type="string">
            <text:p>RMSE</text:p>
          </table:table-cell>
          <table:table-cell table:style-name="ce4" office:value-type="float" office:value="0.75100275759124" calcext:value-type="float">
            <text:p>0.75100275759124</text:p>
          </table:table-cell>
          <table:table-cell table:style-name="ce4" office:value-type="float" office:value="0.351329175146069" calcext:value-type="float">
            <text:p>0.351329175146069</text:p>
          </table:table-cell>
          <table:table-cell table:style-name="ce4" office:value-type="float" office:value="0.299279956565034" calcext:value-type="float">
            <text:p>0.299279956565034</text:p>
          </table:table-cell>
          <table:table-cell table:style-name="ce4" office:value-type="float" office:value="0.262410883561456" calcext:value-type="float">
            <text:p>0.262410883561456</text:p>
          </table:table-cell>
          <table:table-cell table:style-name="ce4" office:value-type="float" office:value="0.496890566091518" calcext:value-type="float">
            <text:p>0.496890566091518</text:p>
          </table:table-cell>
          <table:table-cell table:style-name="ce4" office:value-type="float" office:value="0.332099474924547" calcext:value-type="float">
            <text:p>0.332099474924547</text:p>
          </table:table-cell>
          <table:table-cell table:style-name="ce4" office:value-type="float" office:value="0.71065242521456" calcext:value-type="float">
            <text:p>0.71065242521456</text:p>
          </table:table-cell>
          <table:table-cell table:style-name="ce4" office:value-type="float" office:value="0.214888991750837" calcext:value-type="float">
            <text:p>0.214888991750837</text:p>
          </table:table-cell>
          <table:table-cell table:style-name="ce4" office:value-type="float" office:value="0.992570001684222" calcext:value-type="float">
            <text:p>0.992570001684222</text:p>
          </table:table-cell>
          <table:table-cell table:style-name="ce4" office:value-type="float" office:value="0.800813115848357" calcext:value-type="float">
            <text:p>0.800813115848357</text:p>
          </table:table-cell>
          <table:table-cell table:style-name="ce4" office:value-type="float" office:value="0.862491985164622" calcext:value-type="float">
            <text:p>0.862491985164622</text:p>
          </table:table-cell>
          <table:table-cell office:value-type="float" office:value="0.959428212309882" calcext:value-type="float">
            <text:p>0.959428212309882</text:p>
          </table:table-cell>
          <table:table-cell table:formula="of:=AVERAGE([.D3:.O3])" office:value-type="float" office:value="0.586154795487695" calcext:value-type="float">
            <text:p>0.58615479548769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 table:number-columns-spanned="1" table:number-rows-spanned="2">
            <text:p>IGNNK-Train on NREL—Test on 30 stations of NDBC—Distance-based Adj---Distance based Adj</text:p>
          </table:table-cell>
          <table:table-cell table:style-name="ce1" office:value-type="string" calcext:value-type="string">
            <text:p>MAE</text:p>
          </table:table-cell>
          <table:table-cell office:value-type="float" office:value="0.587539406158299" calcext:value-type="float">
            <text:p>0.587539406158299</text:p>
          </table:table-cell>
          <table:table-cell office:value-type="float" office:value="0.28181836521968" calcext:value-type="float">
            <text:p>0.28181836521968</text:p>
          </table:table-cell>
          <table:table-cell office:value-type="float" office:value="0.237646098365296" calcext:value-type="float">
            <text:p>0.237646098365296</text:p>
          </table:table-cell>
          <table:table-cell office:value-type="float" office:value="0.204424712075516" calcext:value-type="float">
            <text:p>0.204424712075516</text:p>
          </table:table-cell>
          <table:table-cell office:value-type="float" office:value="0.390402747391099" calcext:value-type="float">
            <text:p>0.390402747391099</text:p>
          </table:table-cell>
          <table:table-cell office:value-type="float" office:value="0.265323731198432" calcext:value-type="float">
            <text:p>0.265323731198432</text:p>
          </table:table-cell>
          <table:table-cell office:value-type="float" office:value="0.569432818765281" calcext:value-type="float">
            <text:p>0.569432818765281</text:p>
          </table:table-cell>
          <table:table-cell office:value-type="float" office:value="0.174661173248623" calcext:value-type="float">
            <text:p>0.174661173248623</text:p>
          </table:table-cell>
          <table:table-cell office:value-type="float" office:value="0.791598729743688" calcext:value-type="float">
            <text:p>0.791598729743688</text:p>
          </table:table-cell>
          <table:table-cell office:value-type="float" office:value="0.62915545472979" calcext:value-type="float">
            <text:p>0.62915545472979</text:p>
          </table:table-cell>
          <table:table-cell office:value-type="float" office:value="0.722747126633169" calcext:value-type="float">
            <text:p>0.722747126633169</text:p>
          </table:table-cell>
          <table:table-cell office:value-type="float" office:value="0.930217297142458" calcext:value-type="float">
            <text:p>0.930217297142458</text:p>
          </table:table-cell>
          <table:table-cell table:formula="of:=AVERAGE([.D4:.O4])" office:value-type="float" office:value="0.482080638389278" calcext:value-type="float">
            <text:p>0.482080638389278</text:p>
          </table:table-cell>
          <table:table-cell table:number-columns-repeated="1008"/>
        </table:table-row>
        <table:table-row table:style-name="ro4">
          <table:table-cell/>
          <table:covered-table-cell table:style-name="Default"/>
          <table:table-cell office:value-type="string" calcext:value-type="string">
            <text:p>RMSE</text:p>
          </table:table-cell>
          <table:table-cell office:value-type="float" office:value="0.745874457227671" calcext:value-type="float">
            <text:p>0.745874457227671</text:p>
          </table:table-cell>
          <table:table-cell office:value-type="float" office:value="0.352401119471269" calcext:value-type="float">
            <text:p>0.352401119471269</text:p>
          </table:table-cell>
          <table:table-cell office:value-type="float" office:value="0.298297754975735" calcext:value-type="float">
            <text:p>0.298297754975735</text:p>
          </table:table-cell>
          <table:table-cell office:value-type="float" office:value="0.256733482379374" calcext:value-type="float">
            <text:p>0.256733482379374</text:p>
          </table:table-cell>
          <table:table-cell office:value-type="float" office:value="0.487253289272949" calcext:value-type="float">
            <text:p>0.487253289272949</text:p>
          </table:table-cell>
          <table:table-cell office:value-type="float" office:value="0.333447036973468" calcext:value-type="float">
            <text:p>0.333447036973468</text:p>
          </table:table-cell>
          <table:table-cell office:value-type="float" office:value="0.719634861757202" calcext:value-type="float">
            <text:p>0.719634861757202</text:p>
          </table:table-cell>
          <table:table-cell office:value-type="float" office:value="0.217364900764489" calcext:value-type="float">
            <text:p>0.217364900764489</text:p>
          </table:table-cell>
          <table:table-cell office:value-type="float" office:value="1.01111381840817" calcext:value-type="float">
            <text:p>1.01111381840817</text:p>
          </table:table-cell>
          <table:table-cell office:value-type="float" office:value="0.780756241616696" calcext:value-type="float">
            <text:p>0.780756241616696</text:p>
          </table:table-cell>
          <table:table-cell office:value-type="float" office:value="0.875713571208666" calcext:value-type="float">
            <text:p>0.875713571208666</text:p>
          </table:table-cell>
          <table:table-cell office:value-type="float" office:value="0.959644393033867" calcext:value-type="float">
            <text:p>0.959644393033867</text:p>
          </table:table-cell>
          <table:table-cell table:formula="of:=AVERAGE([.D5:.O5])" office:value-type="float" office:value="0.586519577257463" calcext:value-type="float">
            <text:p>0.586519577257463</text:p>
          </table:table-cell>
          <table:table-cell table:number-columns-repeated="1008"/>
        </table:table-row>
        <table:table-row table:style-name="ro2">
          <table:table-cell table:style-name="ce1" table:number-columns-repeated="3"/>
          <table:table-cell table:number-columns-repeated="12"/>
          <table:table-cell table:style-name="Default"/>
          <table:table-cell table:style-name="ce1" table:number-columns-repeated="1008"/>
        </table:table-row>
        <table:table-row table:style-name="ro2">
          <table:table-cell/>
          <table:table-cell table:style-name="Default"/>
          <table:table-cell table:number-columns-repeated="13"/>
          <table:table-cell table:style-name="Default"/>
          <table:table-cell table:number-columns-repeated="1008"/>
        </table:table-row>
        <table:table-row table:style-name="ro2">
          <table:table-cell/>
          <table:table-cell table:style-name="Default" office:value-type="string" calcext:value-type="string">
            <text:p>input feature 2d locations.</text:p>
          </table:table-cell>
          <table:table-cell table:number-columns-repeated="13"/>
          <table:table-cell table:style-name="Default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1" table:number-rows-spanned="4">
            <text:p>--n_o 20 --h 24 --n_m 10 --n_u 50 --max_iter 750;z 100;K 1;batchsize 8;E_maxvalue 80</text:p>
          </table:table-cell>
          <table:table-cell office:value-type="string" calcext:value-type="string" table:number-columns-spanned="1" table:number-rows-spanned="2">
            <text:p>IGNNK-Train on NDBC and test on NDBC-tSNE defined Adj</text:p>
          </table:table-cell>
          <table:table-cell office:value-type="string" calcext:value-type="string">
            <text:p>MAE</text:p>
          </table:table-cell>
          <table:table-cell office:value-type="float" office:value="0.501530717943347" calcext:value-type="float">
            <text:p>0.501530717943347</text:p>
          </table:table-cell>
          <table:table-cell office:value-type="float" office:value="0.244273427217598" calcext:value-type="float">
            <text:p>0.244273427217598</text:p>
          </table:table-cell>
          <table:table-cell office:value-type="float" office:value="0.202769479894558" calcext:value-type="float">
            <text:p>0.202769479894558</text:p>
          </table:table-cell>
          <table:table-cell office:value-type="float" office:value="0.178221101626148" calcext:value-type="float">
            <text:p>0.178221101626148</text:p>
          </table:table-cell>
          <table:table-cell office:value-type="float" office:value="0.338943791753474" calcext:value-type="float">
            <text:p>0.338943791753474</text:p>
          </table:table-cell>
          <table:table-cell office:value-type="float" office:value="0.231733611318613" calcext:value-type="float">
            <text:p>0.231733611318613</text:p>
          </table:table-cell>
          <table:table-cell office:value-type="float" office:value="0.501983427109976" calcext:value-type="float">
            <text:p>0.501983427109976</text:p>
          </table:table-cell>
          <table:table-cell office:value-type="float" office:value="0.148147097014557" calcext:value-type="float">
            <text:p>0.148147097014557</text:p>
          </table:table-cell>
          <table:table-cell office:value-type="float" office:value="0.685672567487504" calcext:value-type="float">
            <text:p>0.685672567487504</text:p>
          </table:table-cell>
          <table:table-cell office:value-type="float" office:value="0.551685240933812" calcext:value-type="float">
            <text:p>0.551685240933812</text:p>
          </table:table-cell>
          <table:table-cell office:value-type="float" office:value="0.639816118041673" calcext:value-type="float">
            <text:p>0.639816118041673</text:p>
          </table:table-cell>
          <table:table-cell office:value-type="float" office:value="0.924484966780399" calcext:value-type="float">
            <text:p>0.924484966780399</text:p>
          </table:table-cell>
          <table:table-cell table:formula="of:=AVERAGE([.D9:.O9])" office:value-type="float" office:value="0.429105128926805" calcext:value-type="float">
            <text:p>0.429105128926805</text:p>
          </table:table-cell>
          <table:table-cell table:number-columns-repeated="100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MSE</text:p>
          </table:table-cell>
          <table:table-cell office:value-type="float" office:value="0.603346650265456" calcext:value-type="float">
            <text:p>0.603346650265456</text:p>
          </table:table-cell>
          <table:table-cell office:value-type="float" office:value="0.290148892792525" calcext:value-type="float">
            <text:p>0.290148892792525</text:p>
          </table:table-cell>
          <table:table-cell office:value-type="float" office:value="0.242385648403127" calcext:value-type="float">
            <text:p>0.242385648403127</text:p>
          </table:table-cell>
          <table:table-cell office:value-type="float" office:value="0.215484171904563" calcext:value-type="float">
            <text:p>0.215484171904563</text:p>
          </table:table-cell>
          <table:table-cell office:value-type="float" office:value="0.397481411402633" calcext:value-type="float">
            <text:p>0.397481411402633</text:p>
          </table:table-cell>
          <table:table-cell office:value-type="float" office:value="0.272585167110012" calcext:value-type="float">
            <text:p>0.272585167110012</text:p>
          </table:table-cell>
          <table:table-cell office:value-type="float" office:value="0.601747265441442" calcext:value-type="float">
            <text:p>0.601747265441442</text:p>
          </table:table-cell>
          <table:table-cell office:value-type="float" office:value="0.176804362767048" calcext:value-type="float">
            <text:p>0.176804362767048</text:p>
          </table:table-cell>
          <table:table-cell office:value-type="float" office:value="0.762939939389231" calcext:value-type="float">
            <text:p>0.762939939389231</text:p>
          </table:table-cell>
          <table:table-cell office:value-type="float" office:value="0.632433873028383" calcext:value-type="float">
            <text:p>0.632433873028383</text:p>
          </table:table-cell>
          <table:table-cell office:value-type="float" office:value="0.706054505846378" calcext:value-type="float">
            <text:p>0.706054505846378</text:p>
          </table:table-cell>
          <table:table-cell office:value-type="float" office:value="0.951362828585924" calcext:value-type="float">
            <text:p>0.951362828585924</text:p>
          </table:table-cell>
          <table:table-cell table:formula="of:=AVERAGE([.D10:.O10])" office:value-type="float" office:value="0.487731226411394" calcext:value-type="float">
            <text:p>0.487731226411394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IGNNK-Train on NDBC and test on NDBC-Distance defined Adj</text:p>
          </table:table-cell>
          <table:table-cell office:value-type="string" calcext:value-type="string">
            <text:p>MAE</text:p>
          </table:table-cell>
          <table:table-cell table:style-name="ce7" office:value-type="float" office:value="0.498364884077067" calcext:value-type="float">
            <text:p>0.498364884077067</text:p>
          </table:table-cell>
          <table:table-cell table:style-name="ce7" office:value-type="float" office:value="0.244785524668076" calcext:value-type="float">
            <text:p>0.244785524668076</text:p>
          </table:table-cell>
          <table:table-cell table:style-name="ce7" office:value-type="float" office:value="0.20288877402615" calcext:value-type="float">
            <text:p>0.20288877402615</text:p>
          </table:table-cell>
          <table:table-cell table:style-name="ce7" office:value-type="float" office:value="0.176130204570326" calcext:value-type="float">
            <text:p>0.176130204570326</text:p>
          </table:table-cell>
          <table:table-cell table:style-name="ce7" office:value-type="float" office:value="0.338935027902937" calcext:value-type="float">
            <text:p>0.338935027902937</text:p>
          </table:table-cell>
          <table:table-cell table:style-name="ce7" office:value-type="float" office:value="0.232225401641082" calcext:value-type="float">
            <text:p>0.232225401641082</text:p>
          </table:table-cell>
          <table:table-cell table:style-name="ce7" office:value-type="float" office:value="0.501915319933353" calcext:value-type="float">
            <text:p>0.501915319933353</text:p>
          </table:table-cell>
          <table:table-cell table:style-name="ce7" office:value-type="float" office:value="0.149268907178878" calcext:value-type="float">
            <text:p>0.149268907178878</text:p>
          </table:table-cell>
          <table:table-cell table:style-name="ce7" office:value-type="float" office:value="0.684626006621212" calcext:value-type="float">
            <text:p>0.684626006621212</text:p>
          </table:table-cell>
          <table:table-cell table:style-name="ce7" office:value-type="float" office:value="0.550910467128794" calcext:value-type="float">
            <text:p>0.550910467128794</text:p>
          </table:table-cell>
          <table:table-cell table:style-name="ce7" office:value-type="float" office:value="0.637368328058574" calcext:value-type="float">
            <text:p>0.637368328058574</text:p>
          </table:table-cell>
          <table:table-cell table:style-name="ce7" office:value-type="float" office:value="0.924494364870459" calcext:value-type="float">
            <text:p>0.924494364870459</text:p>
          </table:table-cell>
          <table:table-cell table:formula="of:=AVERAGE([.D11:.O11])" office:value-type="float" office:value="0.428492767556409" calcext:value-type="float">
            <text:p>0.428492767556409</text:p>
          </table:table-cell>
          <table:table-cell table:number-columns-repeated="1008"/>
        </table:table-row>
        <table:table-row table:style-name="ro2">
          <table:covered-table-cell/>
          <table:covered-table-cell table:style-name="Default"/>
          <table:table-cell office:value-type="string" calcext:value-type="string">
            <text:p>RMSE</text:p>
          </table:table-cell>
          <table:table-cell table:style-name="ce7" office:value-type="float" office:value="0.600880534181285" calcext:value-type="float">
            <text:p>0.600880534181285</text:p>
          </table:table-cell>
          <table:table-cell table:style-name="ce7" office:value-type="float" office:value="0.290547116606118" calcext:value-type="float">
            <text:p>0.290547116606118</text:p>
          </table:table-cell>
          <table:table-cell table:style-name="ce7" office:value-type="float" office:value="0.242170382661436" calcext:value-type="float">
            <text:p>0.242170382661436</text:p>
          </table:table-cell>
          <table:table-cell table:style-name="ce7" office:value-type="float" office:value="0.212297084077592" calcext:value-type="float">
            <text:p>0.212297084077592</text:p>
          </table:table-cell>
          <table:table-cell table:style-name="ce7" office:value-type="float" office:value="0.395675333954324" calcext:value-type="float">
            <text:p>0.395675333954324</text:p>
          </table:table-cell>
          <table:table-cell table:style-name="ce7" office:value-type="float" office:value="0.272946267039124" calcext:value-type="float">
            <text:p>0.272946267039124</text:p>
          </table:table-cell>
          <table:table-cell table:style-name="ce7" office:value-type="float" office:value="0.603367089114557" calcext:value-type="float">
            <text:p>0.603367089114557</text:p>
          </table:table-cell>
          <table:table-cell table:style-name="ce7" office:value-type="float" office:value="0.178142841826522" calcext:value-type="float">
            <text:p>0.178142841826522</text:p>
          </table:table-cell>
          <table:table-cell table:style-name="ce7" office:value-type="float" office:value="0.765663487637174" calcext:value-type="float">
            <text:p>0.765663487637174</text:p>
          </table:table-cell>
          <table:table-cell table:style-name="ce7" office:value-type="float" office:value="0.629550044948751" calcext:value-type="float">
            <text:p>0.629550044948751</text:p>
          </table:table-cell>
          <table:table-cell table:style-name="ce7" office:value-type="float" office:value="0.707489617536225" calcext:value-type="float">
            <text:p>0.707489617536225</text:p>
          </table:table-cell>
          <table:table-cell table:style-name="ce7" office:value-type="float" office:value="0.951460492501246" calcext:value-type="float">
            <text:p>0.951460492501246</text:p>
          </table:table-cell>
          <table:table-cell table:formula="of:=AVERAGE([.D12:.O12])" office:value-type="float" office:value="0.487515857673696" calcext:value-type="float">
            <text:p>0.487515857673696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 style:data-style-name="N2" text:time-value="11:36:03.190128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4T09:06:29.073194698</meta:creation-date>
    <meta:generator>LibreOffice/6.4.7.2$Linux_X86_64 LibreOffice_project/40$Build-2</meta:generator>
    <dc:date>2023-12-08T15:42:09.861610356</dc:date>
    <meta:editing-duration>PT1H33M10S</meta:editing-duration>
    <meta:editing-cycles>5</meta:editing-cycles>
    <meta:document-statistic meta:table-count="1" meta:cell-count="133" meta:object-count="0"/>
  </office:meta>
</office:document-meta>
</file>